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5in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Times New Roman" style:font-name-asian="Times New Roman2" style:language-asian="ar" style:country-asian="SA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hyphenate="false" fo:hyphenation-remain-char-count="2" fo:hyphenation-push-char-count="2"/>
    </style:style>
    <style:style style:name="P3" style:family="paragraph" style:parent-style-name="Horizontal_20_Line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4" style:family="paragraph" style:parent-style-name="Horizontal_20_Line">
      <style:paragraph-properties fo:text-align="start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11pt solid #000001" style:writing-mode="lr-tb"/>
      <style:text-properties officeooo:paragraph-rsid="0010dba4" fo:hyphenate="false" fo:hyphenation-remain-char-count="2" fo:hyphenation-push-char-count="2"/>
    </style:style>
    <style:style style:name="P5" style:family="paragraph" style:parent-style-name="Horizontal_20_Line">
      <style:paragraph-properties fo:text-align="start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11pt solid #000001" style:writing-mode="lr-tb"/>
      <style:text-properties officeooo:rsid="001295e6" officeooo:paragraph-rsid="001295e6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Times New Roman" style:font-name-asian="Times New Roman2" style:language-asian="ar" style:country-asian="SA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Times New Roman" officeooo:paragraph-rsid="00137e3d" style:font-name-asian="Times New Roman2" style:language-asian="ar" style:country-asian="SA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Times New Roman" officeooo:paragraph-rsid="00164650" style:font-name-asian="Times New Roman2" style:language-asian="ar" style:country-asian="SA"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officeooo:paragraph-rsid="0014dffd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officeooo:rsid="00180f4f" officeooo:paragraph-rsid="00180f4f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officeooo:rsid="001295e6" officeooo:paragraph-rsid="00180f4f" fo:hyphenate="false" fo:hyphenation-remain-char-count="2" fo:hyphenation-push-char-count="2"/>
    </style:style>
    <style:style style:name="P13" style:family="paragraph" style:parent-style-name="Heading_20_2">
      <style:paragraph-properties fo:margin-left="0in" fo:margin-right="0in" fo:margin-top="0.1665in" fo:margin-bottom="0.0835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font-weight="normal" style:font-weight-asian="normal" fo:hyphenate="false" fo:hyphenation-remain-char-count="2" fo:hyphenation-push-char-count="2"/>
    </style:style>
    <style:style style:name="P14" style:family="paragraph" style:parent-style-name="Date" style:master-page-name="Standard">
      <style:paragraph-properties fo:margin-left="0in" fo:margin-right="0in" fo:text-align="start" style:justify-single-word="false" fo:orphans="2" fo:widows="2" fo:hyphenation-ladder-count="no-limit" fo:text-indent="0in" style:auto-text-indent="false" style:page-number="auto" style:vertical-align="auto" style:writing-mode="lr-tb"/>
      <style:text-properties fo:font-size="12pt" style:font-size-asian="12pt" fo:hyphenate="false" fo:hyphenation-remain-char-count="2" fo:hyphenation-push-char-count="2"/>
    </style:style>
    <style:style style:name="P15" style:family="paragraph" style:parent-style-name="Horizontal_20_Line">
      <style:paragraph-properties fo:text-align="start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11pt solid #000001" style:writing-mode="lr-tb"/>
      <style:text-properties style:font-name="Times New Roman" officeooo:paragraph-rsid="00104516" style:font-name-asian="Times New Roman2" style:language-asian="ar" style:country-asian="SA" fo:hyphenate="false" fo:hyphenation-remain-char-count="2" fo:hyphenation-push-char-count="2"/>
    </style:style>
    <style:style style:name="T1" style:family="text">
      <style:text-properties style:font-name="Times New Roman" style:font-name-asian="Times New Roman2" style:language-asian="ar" style:country-asian="SA"/>
    </style:style>
    <style:style style:name="T2" style:family="text">
      <style:text-properties fo:color="#0000ff" style:font-name="Times New Roman" fo:language="zxx" fo:country="none" style:text-underline-style="solid" style:text-underline-width="auto" style:text-underline-color="font-color" style:font-name-asian="Times New Roman2" style:language-asian="ar" style:country-asian="SA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officeooo:rsid="00137e3d"/>
    </style:style>
    <style:style style:name="T5" style:family="text">
      <style:text-properties officeooo:rsid="0014dffd"/>
    </style:style>
    <style:style style:name="T6" style:family="text">
      <style:text-properties officeooo:rsid="001646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4">December</text:span> <text:span text:style-name="T4">1</text:span>4, 2015 </text:p>
      <text:p text:style-name="P1"/>
      <text:p text:style-name="P13">RE: <text:span text:style-name="T4">Web account </text:span>for SolarFS project. <text:s/></text:p>
      <text:p text:style-name="P2"/>
      <text:p text:style-name="P7">We <text:span text:style-name="T4">wish to continue our Webfaction website account for our SolarFS project. This site has allowed us to best post python and django content displaying our SolarFS project and services. </text:span></text:p>
      <text:p text:style-name="P7"/>
      <text:p text:style-name="P2"><text:span text:style-name="T1">Company: </text:span></text:p>
      <text:p text:style-name="P2">WebFaction, <text:span text:style-name="T5">under </text:span>Swarma Limited<text:line-break/>207 Regent Street, London W1B 3HH, United Kingdom </text:p>
      <text:p text:style-name="P11">https://webfaction.com</text:p>
      <text:p text:style-name="P11">https://my.webfaction.com/make-payment</text:p>
      <text:p text:style-name="P12"/>
      <text:p text:style-name="P6"><text:span text:style-name="T6">Cost</text:span>:</text:p>
      <text:p text:style-name="P8"><text:span text:style-name="T6">$10/month</text:span></text:p>
      <text:p text:style-name="P12"/>
      <text:p text:style-name="P10"/>
      <text:p text:style-name="P10"><text:span text:style-name="T5">Walter Goedeck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line-height="120%" fo:text-align="start" style:justify-single-word="false" fo:orphans="2" fo:widows="2" fo:hyphenation-ladder-count="no-limit" fo:text-indent="0in" style:auto-text-indent="false" style:vertical-align="auto" style:writing-mode="lr-tb"/>
      <style:text-properties fo:color="#00808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line-height="120%" fo:text-align="start" style:justify-single-word="false" fo:orphans="2" fo:widows="2" fo:hyphenation-ladder-count="no-limit" fo:text-indent="0in" style:auto-text-indent="false" style:vertical-align="auto" style:writing-mode="lr-tb"/>
      <style:text-properties fo:color="#00808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6pt" fo:language="en" fo:country="US" fo:font-weight="bold" style:letter-kerning="true" style:font-name-asian="Liberation Serif1" style:font-family-asian="'Liberation Serif'" style:font-family-generic-asian="system" style:font-pitch-asian="variable" style:font-size-asian="16pt" style:language-asian="ar" style:country-asian="SA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Times New Roman1" fo:font-family="'Times New Roman'" style:font-family-generic="swiss" style:font-pitch="variable" fo:font-size="12pt" fo:language="en" fo:country="US" fo:font-weight="bold" style:letter-kerning="true" style:font-name-asian="Liberation Serif1" style:font-family-asian="'Liberation Serif'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3pt" fo:language="en" fo:country="US" fo:font-weight="bold" style:letter-kerning="true" style:font-name-asian="Liberation Serif1" style:font-family-asian="'Liberation Serif'" style:font-family-generic-asian="system" style:font-pitch-asian="variable" style:font-size-asian="13pt" style:language-asian="ar" style:country-asian="SA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Times New Roman1" fo:font-family="'Times New Roman'" style:font-family-generic="swiss" style:font-pitch="variable" fo:font-size="14pt" fo:language="en" fo:country="US" fo:font-weight="bold" style:letter-kerning="true" style:font-name-asian="Liberation Serif1" style:font-family-asian="'Liberation Serif'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1" fo:font-family="'Liberation Sans'" style:font-family-generic="swiss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Times New Roman1" fo:font-family="'Times New Roman'" style:font-family-generic="swiss" style:font-pitch="variable" fo:font-size="11pt" fo:language="en" fo:country="US" fo:font-weight="bold" style:letter-kerning="true" style:font-name-asian="Liberation Serif1" style:font-family-asian="'Liberation Serif'" style:font-family-generic-asian="system" style:font-pitch-asian="variable" style:font-size-asian="11pt" style:language-asian="ar" style:country-asian="SA" style:font-weight-asian="bold" fo:hyphenate="false" fo:hyphenation-remain-char-count="2" fo:hyphenation-push-char-count="2"/>
    </style:style>
    <style:style style:name="Headline_20_6" style:display-name="Headline 6" style:family="paragraph" style:default-outline-level="">
      <style:paragraph-properties fo:margin-left="0in" fo:margin-right="0in" fo:margin-top="0.0693in" fo:margin-bottom="0.0693in" loext:contextual-spacing="false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ormal_20__28_Web_29_" style:display-name="Normal (Web)" style:family="paragraph" style:default-outline-level="">
      <style:paragraph-properties fo:margin-left="0in" fo:margin-right="0in" fo:margin-top="0.0693in" fo:margin-bottom="0.0693in" loext:contextual-spacing="false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alutation" style:family="paragraph" style:parent-style-name="Standard" style:default-outline-level="" style:class="text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Signature" style:family="paragraph" style:parent-style-name="Standard" style:default-outline-level="" style:class="text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ar" style:country-asian="SA" fo:hyphenate="false" fo:hyphenation-remain-char-count="2" fo:hyphenation-push-char-count="2"/>
    </style:style>
    <style:style style:name="Date" style:family="paragraph" style:default-outline-level="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Inside_20_Address" style:display-name="Inside Address" style:family="paragraph" style:default-outline-level="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List_20_2" style:display-name="List 2" style:family="paragraph" style:parent-style-name="List" style:default-outline-level="" style:class="list">
      <style:paragraph-properties fo:margin-left="0.5in" fo:margin-right="0in" fo:line-height="120%" fo:text-align="start" style:justify-single-word="false" fo:orphans="2" fo:widows="2" fo:hyphenation-ladder-count="no-limit" fo:text-indent="-0.25in" style:auto-text-indent="false" style:vertical-align="auto" style:writing-mode="lr-tb"/>
      <style:text-properties fo:color="#008080" style:font-name="Times New Roman" fo:font-family="'Times New Roman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ar" style:country-asian="SA" fo:hyphenate="false" fo:hyphenation-remain-char-count="2" fo:hyphenation-push-char-count="2"/>
    </style:style>
    <style:style style:name="_23_10_20_Envelope_20_Address" style:display-name="#10 Envelope Address" style:family="paragraph" style:default-outline-level="">
      <style:paragraph-properties fo:margin-left="3.5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Closing" style:family="paragraph" style:default-outline-level="">
      <style:paragraph-properties fo:margin-left="3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Body_20_Text_20_2" style:display-name="Body Text 2" style:family="paragraph" style:default-outline-level="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ff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Addressee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er_20_left" style:display-name="Footer lef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er_20_right" style:display-name="Footer righ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note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rame_20_contents" style:display-name="Frame contents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er_20_left" style:display-name="Header lef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er_20_right" style:display-name="Header righ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Cambria1" style:font-family-asian="Cambria" style:font-family-generic-asian="system" style:font-pitch-asian="variable" style:font-size-asian="16pt" style:font-weight-asian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Cambria1" style:font-family-asian="Cambria" style:font-family-generic-asian="system" style:font-pitch-asian="variable" style:font-size-asian="14pt" style:font-style-asian="italic" style:font-weight-asian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/>
    </style:style>
    <style:style style:name="Heading_20_4_20_Char" style:display-name="Heading 4 Char" style:family="text" style:parent-style-name="Default_20_Paragraph_20_Font"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/>
    </style:style>
    <style:style style:name="Heading_20_6_20_Char" style:display-name="Heading 6 Char" style:family="text" style:parent-style-name="Default_20_Paragraph_20_Font">
      <style:text-properties fo:font-weight="bold" style:font-name-asian="Times New Roman2" style:font-family-asian="'Times New Roman'" style:font-family-generic-asian="system" style:font-pitch-asian="variable" style:font-weight-asian="bold"/>
    </style:style>
    <style:style style:name="Internet_20_link" style:display-name="Internet link" style:family="text" style:parent-style-name="Default_20_Paragraph_20_Font">
      <style:text-properties fo:color="#0000ff" style:font-name="Times New Roman" fo:font-family="'Times New Roman'" style:font-family-generic="roman" style:font-pitch="variable" fo:language="zxx" fo:country="none" style:text-underline-style="solid" style:text-underline-width="auto" style:text-underline-color="font-color" style:font-name-asian="Times New Roman2" style:font-family-asian="'Times New Roman'" style:font-family-generic-asian="system" style:font-pitch-asian="variable" style:language-asian="zxx" style:country-asian="none"/>
    </style:style>
    <style:style style:name="FollowedHyperlink" style:family="text" style:parent-style-name="Default_20_Paragraph_20_Font">
      <style:text-properties fo:color="#800080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2" style:font-family-asian="'Times New Roman'" style:font-family-generic-asian="system" style:font-pitch-asian="variable"/>
    </style:style>
    <style:style style:name="fnt0" style:family="text" style:parent-style-name="Default_20_Paragraph_20_Fon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Strong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Salutation_20_Char" style:display-name="Salutation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Signature_20_Char" style:display-name="Signature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Date_20_Char" style:display-name="Date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text_5f_v_5f_10_5f_69abd7" style:display-name="text_v_10_69abd7" style:family="text" style:parent-style-name="Default_20_Paragraph_20_Fon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Closing_20_Char" style:display-name="Closing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Body_20_Text_20_2_20_Char" style:display-name="Body Text 2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asian="Times New Roman2" style:font-family-asian="'Times New Roma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itics</dc:title>
    <meta:initial-creator>Walter Goedecke</meta:initial-creator>
    <meta:creation-date>2015-09-27T22:01:00</meta:creation-date>
    <dc:date>2015-12-14T11:11:50.753496023</dc:date>
    <meta:editing-duration>PT1H48M34S</meta:editing-duration>
    <meta:editing-cycles>8</meta:editing-cycles>
    <meta:generator>LibreOffice/5.0.2.2$Linux_X86_64 LibreOffice_project/00m0$Build-2</meta:generator>
    <meta:document-statistic meta:table-count="0" meta:image-count="0" meta:object-count="0" meta:page-count="1" meta:paragraph-count="10" meta:word-count="58" meta:character-count="422" meta:non-whitespace-character-count="368"/>
  </office:meta>
</office:document-meta>
</file>